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042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=6" table:style-name="ta1">
        <table:shapes>
          <draw:frame draw:z-index="0" draw:style-name="gr1" draw:text-style-name="P1" svg:width="12.9579in" svg:height="7.8965in" svg:x="7.6059in" svg:y="0.2406in">
            <draw:object draw:notify-on-update-of-ranges="'n=6'.A4:'n=6'.A14 'n=6'.B4:'n=6'.B14 'n=6'.A4:'n=6'.A14 'n=6'.C4:'n=6'.C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xp.1 (100 échantillons)</text:p>
          </table:table-cell>
          <table:table-cell office:value-type="string" calcext:value-type="string" table:number-columns-spanned="2" table:number-rows-spanned="1">
            <text:p>Exp.2 (500 échantillons)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moves</text:p>
          </table:table-cell>
          <table:table-cell/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571500" calcext:value-type="float">
            <text:p>571500</text:p>
          </table:table-cell>
          <table:table-cell office:value-type="float" office:value="556076" calcext:value-type="float">
            <text:p>55607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12620" calcext:value-type="float">
            <text:p>112620</text:p>
          </table:table-cell>
          <table:table-cell office:value-type="float" office:value="139342" calcext:value-type="float">
            <text:p>139342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105100" calcext:value-type="float">
            <text:p>105100</text:p>
          </table:table-cell>
          <table:table-cell office:value-type="float" office:value="104712" calcext:value-type="float">
            <text:p>104712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109060" calcext:value-type="float">
            <text:p>109060</text:p>
          </table:table-cell>
          <table:table-cell office:value-type="float" office:value="103502" calcext:value-type="float">
            <text:p>103502</text:p>
          </table:table-cell>
          <table:table-cell office:value-type="float" office:value="316" calcext:value-type="float">
            <text:p>316</text:p>
          </table:table-cell>
          <table:table-cell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0880" calcext:value-type="float">
            <text:p>90880</text:p>
          </table:table-cell>
          <table:table-cell office:value-type="float" office:value="90036" calcext:value-type="float">
            <text:p>90036</text:p>
          </table:table-cell>
          <table:table-cell office:value-type="float" office:value="306" calcext:value-type="float">
            <text:p>306</text:p>
          </table:table-cell>
          <table:table-cell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84780" calcext:value-type="float">
            <text:p>84780</text:p>
          </table:table-cell>
          <table:table-cell office:value-type="float" office:value="95242" calcext:value-type="float">
            <text:p>95242</text:p>
          </table:table-cell>
          <table:table-cell office:value-type="float" office:value="359" calcext:value-type="float">
            <text:p>359</text:p>
          </table:table-cell>
          <table:table-cell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100530" calcext:value-type="float">
            <text:p>100530</text:p>
          </table:table-cell>
          <table:table-cell office:value-type="float" office:value="83028" calcext:value-type="float">
            <text:p>83028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97890" calcext:value-type="float">
            <text:p>97890</text:p>
          </table:table-cell>
          <table:table-cell office:value-type="float" office:value="90592" calcext:value-type="float">
            <text:p>90592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93170" calcext:value-type="float">
            <text:p>93170</text:p>
          </table:table-cell>
          <table:table-cell office:value-type="float" office:value="89920" calcext:value-type="float">
            <text:p>89920</text:p>
          </table:table-cell>
          <table:table-cell office:value-type="float" office:value="435" calcext:value-type="float">
            <text:p>435</text:p>
          </table:table-cell>
          <table:table-cell/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94540" calcext:value-type="float">
            <text:p>94540</text:p>
          </table:table-cell>
          <table:table-cell office:value-type="float" office:value="94282" calcext:value-type="float">
            <text:p>94282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98200" calcext:value-type="float">
            <text:p>98200</text:p>
          </table:table-cell>
          <table:table-cell office:value-type="float" office:value="98420" calcext:value-type="float">
            <text:p>98420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23510" calcext:value-type="float">
            <text:p>123510</text:p>
          </table:table-cell>
          <table:table-cell office:value-type="float" office:value="123276" calcext:value-type="float">
            <text:p>123276</text:p>
          </table:table-cell>
          <table:table-cell office:value-type="float" office:value="1081" calcext:value-type="float">
            <text:p>1081</text:p>
          </table:table-cell>
          <table:table-cell/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118530" calcext:value-type="float">
            <text:p>118530</text:p>
          </table:table-cell>
          <table:table-cell office:value-type="float" office:value="157322" calcext:value-type="float">
            <text:p>157322</text:p>
          </table:table-cell>
          <table:table-cell office:value-type="float" office:value="1664" calcext:value-type="float">
            <text:p>1664</text:p>
          </table:table-cell>
          <table:table-cell/>
        </table:table-row>
        <table:table-row table:style-name="ro3" table:number-rows-repeated="13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3" table:number-rows-repeated="1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=7" table:style-name="ta1">
        <table:shapes>
          <draw:frame draw:z-index="0" draw:style-name="gr1" draw:text-style-name="P1" svg:width="12.2925in" svg:height="6.7961in" svg:x="6.6177in" svg:y="0.3886in">
            <draw:object draw:notify-on-update-of-ranges="'n=7'.A4:'n=7'.A15 'n=7'.B4:'n=7'.B15 'n=7'.A4:'n=7'.A15 'n=7'.D4:'n=7'.D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Exp. 1 (300 échantillons)</text:p>
          </table:table-cell>
          <table:covered-table-cell/>
          <table:table-cell table:style-name="ce1" office:value-type="string" calcext:value-type="string" table:number-columns-spanned="2" table:number-rows-spanned="1">
            <text:p>Exp. 2 (300 échantillons)</text:p>
          </table:table-cell>
          <table:covered-table-cell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t </text:p>
          </table:table-cell>
          <table:table-cell office:value-type="string" calcext:value-type="string">
            <text:p>moves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562746" calcext:value-type="float">
            <text:p>562746</text:p>
          </table:table-cell>
          <table:table-cell office:value-type="float" office:value="163" calcext:value-type="float">
            <text:p>163</text:p>
          </table:table-cell>
          <table:table-cell office:value-type="float" office:value="554300" calcext:value-type="float">
            <text:p>554300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47026" calcext:value-type="float">
            <text:p>147026</text:p>
          </table:table-cell>
          <table:table-cell office:value-type="float" office:value="222" calcext:value-type="float">
            <text:p>222</text:p>
          </table:table-cell>
          <table:table-cell office:value-type="float" office:value="132386" calcext:value-type="float">
            <text:p>132386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120133" calcext:value-type="float">
            <text:p>120133</text:p>
          </table:table-cell>
          <table:table-cell office:value-type="float" office:value="292" calcext:value-type="float">
            <text:p>292</text:p>
          </table:table-cell>
          <table:table-cell office:value-type="float" office:value="113760" calcext:value-type="float">
            <text:p>113760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105230" calcext:value-type="float">
            <text:p>105230</text:p>
          </table:table-cell>
          <table:table-cell office:value-type="float" office:value="295" calcext:value-type="float">
            <text:p>295</text:p>
          </table:table-cell>
          <table:table-cell office:value-type="float" office:value="107020" calcext:value-type="float">
            <text:p>107020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9540" calcext:value-type="float">
            <text:p>99540</text:p>
          </table:table-cell>
          <table:table-cell office:value-type="float" office:value="310" calcext:value-type="float">
            <text:p>310</text:p>
          </table:table-cell>
          <table:table-cell office:value-type="float" office:value="110686" calcext:value-type="float">
            <text:p>110686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108840" calcext:value-type="float">
            <text:p>108840</text:p>
          </table:table-cell>
          <table:table-cell office:value-type="float" office:value="370" calcext:value-type="float">
            <text:p>370</text:p>
          </table:table-cell>
          <table:table-cell office:value-type="float" office:value="102070" calcext:value-type="float">
            <text:p>10207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111673" calcext:value-type="float">
            <text:p>111673</text:p>
          </table:table-cell>
          <table:table-cell office:value-type="float" office:value="416" calcext:value-type="float">
            <text:p>416</text:p>
          </table:table-cell>
          <table:table-cell office:value-type="float" office:value="102583" calcext:value-type="float">
            <text:p>102583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99153" calcext:value-type="float">
            <text:p>99153</text:p>
          </table:table-cell>
          <table:table-cell office:value-type="float" office:value="396" calcext:value-type="float">
            <text:p>396</text:p>
          </table:table-cell>
          <table:table-cell office:value-type="float" office:value="111173" calcext:value-type="float">
            <text:p>111173</text:p>
          </table:table-cell>
          <table:table-cell office:value-type="float" office:value="452" calcext:value-type="float">
            <text:p>452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107310" calcext:value-type="float">
            <text:p>107310</text:p>
          </table:table-cell>
          <table:table-cell office:value-type="float" office:value="467" calcext:value-type="float">
            <text:p>467</text:p>
          </table:table-cell>
          <table:table-cell office:value-type="float" office:value="102123" calcext:value-type="float">
            <text:p>102123</text:p>
          </table:table-cell>
          <table:table-cell office:value-type="float" office:value="449" calcext:value-type="float">
            <text:p>449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113866" calcext:value-type="float">
            <text:p>113866</text:p>
          </table:table-cell>
          <table:table-cell office:value-type="float" office:value="533" calcext:value-type="float">
            <text:p>533</text:p>
          </table:table-cell>
          <table:table-cell office:value-type="float" office:value="104270" calcext:value-type="float">
            <text:p>104270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141310" calcext:value-type="float">
            <text:p>141310</text:p>
          </table:table-cell>
          <table:table-cell office:value-type="float" office:value="885" calcext:value-type="float">
            <text:p>885</text:p>
          </table:table-cell>
          <table:table-cell office:value-type="float" office:value="143443" calcext:value-type="float">
            <text:p>143443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79786" calcext:value-type="float">
            <text:p>179786</text:p>
          </table:table-cell>
          <table:table-cell office:value-type="float" office:value="1404" calcext:value-type="float">
            <text:p>1404</text:p>
          </table:table-cell>
          <table:table-cell office:value-type="float" office:value="167270" calcext:value-type="float">
            <text:p>167270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268243" calcext:value-type="float">
            <text:p>268243</text:p>
          </table:table-cell>
          <table:table-cell office:value-type="float" office:value="2494" calcext:value-type="float">
            <text:p>2494</text:p>
          </table:table-cell>
          <table:table-cell office:value-type="float" office:value="261590" calcext:value-type="float">
            <text:p>261590</text:p>
          </table:table-cell>
          <table:table-cell office:value-type="float" office:value="2434" calcext:value-type="float">
            <text:p>2434</text:p>
          </table:table-cell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=8" table:style-name="ta1">
        <table:shapes>
          <draw:frame draw:z-index="0" draw:style-name="gr1" draw:text-style-name="P1" svg:width="12.1677in" svg:height="7.7705in" svg:x="5.7752in" svg:y="0.3972in">
            <draw:object draw:notify-on-update-of-ranges="'n=8'.A4:'n=8'.A13 'n=8'.B4:'n=8'.B13 'n=8'.A4:'n=8'.A13 'n=8'.D4:'n=8'.D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Exp. 1 (200 échantillons)</text:p>
          </table:table-cell>
          <table:covered-table-cell/>
          <table:table-cell office:value-type="string" calcext:value-type="string" table:number-columns-spanned="2" table:number-rows-spanned="1">
            <text:p>Exp. 2 (200 échantillons)</text:p>
          </table:table-cell>
          <table:covered-table-cell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1993670" calcext:value-type="float">
            <text:p>1993670</text:p>
          </table:table-cell>
          <table:table-cell office:value-type="float" office:value="471" calcext:value-type="float">
            <text:p>471</text:p>
          </table:table-cell>
          <table:table-cell office:value-type="float" office:value="2376335" calcext:value-type="float">
            <text:p>2376335</text:p>
          </table:table-cell>
          <table:table-cell office:value-type="float" office:value="561" calcext:value-type="float">
            <text:p>561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558695" calcext:value-type="float">
            <text:p>558695</text:p>
          </table:table-cell>
          <table:table-cell office:value-type="float" office:value="708" calcext:value-type="float">
            <text:p>708</text:p>
          </table:table-cell>
          <table:table-cell office:value-type="float" office:value="599170" calcext:value-type="float">
            <text:p>599170</text:p>
          </table:table-cell>
          <table:table-cell office:value-type="float" office:value="762" calcext:value-type="float">
            <text:p>762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429940" calcext:value-type="float">
            <text:p>429940</text:p>
          </table:table-cell>
          <table:table-cell office:value-type="float" office:value="908" calcext:value-type="float">
            <text:p>908</text:p>
          </table:table-cell>
          <table:table-cell office:value-type="float" office:value="397300" calcext:value-type="float">
            <text:p>397300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449610" calcext:value-type="float">
            <text:p>449610</text:p>
          </table:table-cell>
          <table:table-cell office:value-type="float" office:value="1073" calcext:value-type="float">
            <text:p>1073</text:p>
          </table:table-cell>
          <table:table-cell office:value-type="float" office:value="415590" calcext:value-type="float">
            <text:p>415590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457150" calcext:value-type="float">
            <text:p>457150</text:p>
          </table:table-cell>
          <table:table-cell office:value-type="float" office:value="1226" calcext:value-type="float">
            <text:p>1226</text:p>
          </table:table-cell>
          <table:table-cell office:value-type="float" office:value="392165" calcext:value-type="float">
            <text:p>392165</text:p>
          </table:table-cell>
          <table:table-cell office:value-type="float" office:value="1056" calcext:value-type="float">
            <text:p>1056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499725" calcext:value-type="float">
            <text:p>499725</text:p>
          </table:table-cell>
          <table:table-cell office:value-type="float" office:value="1487" calcext:value-type="float">
            <text:p>1487</text:p>
          </table:table-cell>
          <table:table-cell office:value-type="float" office:value="422130" calcext:value-type="float">
            <text:p>422130</text:p>
          </table:table-cell>
          <table:table-cell office:value-type="float" office:value="1243" calcext:value-type="float">
            <text:p>1243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390920" calcext:value-type="float">
            <text:p>390920</text:p>
          </table:table-cell>
          <table:table-cell office:value-type="float" office:value="1276" calcext:value-type="float">
            <text:p>1276</text:p>
          </table:table-cell>
          <table:table-cell office:value-type="float" office:value="480920" calcext:value-type="float">
            <text:p>480920</text:p>
          </table:table-cell>
          <table:table-cell office:value-type="float" office:value="1566" calcext:value-type="float">
            <text:p>1566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484180" calcext:value-type="float">
            <text:p>484180</text:p>
          </table:table-cell>
          <table:table-cell office:value-type="float" office:value="1723" calcext:value-type="float">
            <text:p>1723</text:p>
          </table:table-cell>
          <table:table-cell office:value-type="float" office:value="458205" calcext:value-type="float">
            <text:p>458205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515170" calcext:value-type="float">
            <text:p>515170</text:p>
          </table:table-cell>
          <table:table-cell office:value-type="float" office:value="1977" calcext:value-type="float">
            <text:p>1977</text:p>
          </table:table-cell>
          <table:table-cell office:value-type="float" office:value="548245" calcext:value-type="float">
            <text:p>548245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613510" calcext:value-type="float">
            <text:p>613510</text:p>
          </table:table-cell>
          <table:table-cell office:value-type="float" office:value="2544" calcext:value-type="float">
            <text:p>2544</text:p>
          </table:table-cell>
          <table:table-cell office:value-type="float" office:value="492570" calcext:value-type="float">
            <text:p>492570</text:p>
          </table:table-cell>
          <table:table-cell office:value-type="float" office:value="2038" calcext:value-type="float">
            <text:p>2038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814160" calcext:value-type="float">
            <text:p>814160</text:p>
          </table:table-cell>
          <table:table-cell office:value-type="float" office:value="4553" calcext:value-type="float">
            <text:p>4553</text:p>
          </table:table-cell>
          <table:table-cell office:value-type="float" office:value="823305" calcext:value-type="float">
            <text:p>823305</text:p>
          </table:table-cell>
          <table:table-cell office:value-type="float" office:value="4591" calcext:value-type="float">
            <text:p>4591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1264880" calcext:value-type="float">
            <text:p>1264880</text:p>
          </table:table-cell>
          <table:table-cell office:value-type="float" office:value="8807" calcext:value-type="float">
            <text:p>8807</text:p>
          </table:table-cell>
          <table:table-cell office:value-type="float" office:value="1287695" calcext:value-type="float">
            <text:p>1287695</text:p>
          </table:table-cell>
          <table:table-cell office:value-type="float" office:value="8954" calcext:value-type="float">
            <text:p>8954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2035805" calcext:value-type="float">
            <text:p>2035805</text:p>
          </table:table-cell>
          <table:table-cell office:value-type="float" office:value="16866" calcext:value-type="float">
            <text:p>16866</text:p>
          </table:table-cell>
          <table:table-cell office:value-type="float" office:value="2358820" calcext:value-type="float">
            <text:p>2358820</text:p>
          </table:table-cell>
          <table:table-cell office:value-type="float" office:value="19548" calcext:value-type="float">
            <text:p>19548</text:p>
          </table:table-cell>
        </table:table-row>
        <table:table-row table:style-name="ro2">
          <table:table-cell table:number-columns-repeated="5"/>
        </table:table-row>
        <table:table-row table:style-name="ro3" table:number-rows-repeated="7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n=9" table:style-name="ta1">
        <table:shapes>
          <draw:frame draw:z-index="0" draw:style-name="gr1" draw:text-style-name="P1" svg:width="12.4118in" svg:height="8.1598in" svg:x="5.2465in" svg:y="0.4287in">
            <draw:object draw:notify-on-update-of-ranges="'n=9'.A4:'n=9'.A12 'n=9'.B4:'n=9'.B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Exp. 1 (100 échantillons)</text:p>
          </table:table-cell>
          <table:covered-table-cell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oves</text:p>
          </table:table-cell>
        </table:table-row>
        <table:table-row table:style-name="ro2">
          <table:table-cell office:value-type="float" office:value="0.001" calcext:value-type="float">
            <text:p>0.001</text:p>
          </table:table-cell>
          <table:table-cell office:value-type="float" office:value="3837590" calcext:value-type="float">
            <text:p>3837590</text:p>
          </table:table-cell>
          <table:table-cell office:value-type="float" office:value="803" calcext:value-type="float">
            <text:p>803</text:p>
          </table:table-cell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1136800" calcext:value-type="float">
            <text:p>1136800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1073530" calcext:value-type="float">
            <text:p>1073530</text:p>
          </table:table-cell>
          <table:table-cell office:value-type="float" office:value="2022" calcext:value-type="float">
            <text:p>2022</text:p>
          </table:table-cell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1175700" calcext:value-type="float">
            <text:p>1175700</text:p>
          </table:table-cell>
          <table:table-cell office:value-type="float" office:value="2250" calcext:value-type="float">
            <text:p>2250</text:p>
          </table:table-cell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915000" calcext:value-type="float">
            <text:p>915000</text:p>
          </table:table-cell>
          <table:table-cell office:value-type="float" office:value="2232" calcext:value-type="float">
            <text:p>2232</text:p>
          </table:table-cell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1039720" calcext:value-type="float">
            <text:p>1039720</text:p>
          </table:table-cell>
          <table:table-cell office:value-type="float" office:value="2796" calcext:value-type="float">
            <text:p>2796</text:p>
          </table:table-cell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1258530" calcext:value-type="float">
            <text:p>1258530</text:p>
          </table:table-cell>
          <table:table-cell office:value-type="float" office:value="3731" calcext:value-type="float">
            <text:p>3731</text:p>
          </table:table-cell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1170840" calcext:value-type="float">
            <text:p>1170840</text:p>
          </table:table-cell>
          <table:table-cell office:value-type="float" office:value="3769" calcext:value-type="float">
            <text:p>3769</text:p>
          </table:table-cell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1466561" calcext:value-type="float">
            <text:p>1466561</text:p>
          </table:table-cell>
          <table:table-cell office:value-type="float" office:value="5167" calcext:value-type="float">
            <text:p>5167</text:p>
          </table:table-cell>
        </table:table-row>
        <table:table-row table:style-name="ro2">
          <table:table-cell office:value-type="float" office:value="0.015" calcext:value-type="float">
            <text:p>0.015</text:p>
          </table:table-cell>
          <table:table-cell office:value-type="float" office:value="1511820" calcext:value-type="float">
            <text:p>1511820</text:p>
          </table:table-cell>
          <table:table-cell office:value-type="float" office:value="5695" calcext:value-type="float">
            <text:p>5695</text:p>
          </table:table-cell>
        </table:table-row>
        <table:table-row table:style-name="ro2">
          <table:table-cell office:value-type="float" office:value="0.02" calcext:value-type="float">
            <text:p>0.02</text:p>
          </table:table-cell>
          <table:table-cell office:value-type="float" office:value="2739360" calcext:value-type="float">
            <text:p>2739360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2">
          <table:table-cell office:value-type="float" office:value="0.025" calcext:value-type="float">
            <text:p>0.025</text:p>
          </table:table-cell>
          <table:table-cell office:value-type="float" office:value="5712500" calcext:value-type="float">
            <text:p>5712500</text:p>
          </table:table-cell>
          <table:table-cell office:value-type="float" office:value="35998" calcext:value-type="float">
            <text:p>35998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3" table:number-rows-repeated="15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4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0000-00-00T00:00:02.798986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ël Rieu-Helft</meta:initial-creator>
    <meta:creation-date>2014-06-25T13:32:43.386866926</meta:creation-date>
    <meta:generator>LibreOffice/4.1.3.2$Linux_X86_64 LibreOffice_project/410m0$Build-2</meta:generator>
    <dc:date>2014-06-26T15:34:44.825455184</dc:date>
    <dc:creator>Raphaël Rieu-Helft</dc:creator>
    <meta:editing-duration>PT2H46M21S</meta:editing-duration>
    <meta:editing-cycles>15</meta:editing-cycles>
    <meta:document-statistic meta:table-count="4" meta:cell-count="24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914cm" svg:height="20.058cm" xlink:href=".." xlink:type="simple" chart:class="chart:scatter" chart:style-name="ch1">
        <chart:legend chart:legend-position="end" svg:x="30.651cm" svg:y="9.481cm" style:legend-expansion="high" chart:style-name="ch2"/>
        <chart:plot-area chart:style-name="ch3" table:cell-range-address="'n=6'.A4:'n=6'.C14" svg:x="1.108cm" svg:y="1.739cm" svg:width="28.227cm" svg:height="17.498cm">
          <chartooo:coordinate-region svg:x="2.47cm" svg:y="1.938cm" svg:width="26.534cm" svg:height="16.6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6'.B4:'n=6'.B14" chart:class="chart:scatter">
            <chart:domain table:cell-range-address="'n=6'.A4:'n=6'.A14"/>
            <chart:data-point chart:repeated="11"/>
          </chart:series>
          <chart:series chart:style-name="ch7" chart:values-cell-range-address="'n=6'.C4:'n=6'.C14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6'.A4:'n=6'.A14</svg:desc>
                </draw:g>
              </table:table-cell>
              <table:table-cell office:value-type="float" office:value="112620">
                <text:p>112620</text:p>
                <draw:g>
                  <svg:desc>'n=6'.B4:'n=6'.B14</svg:desc>
                </draw:g>
              </table:table-cell>
              <table:table-cell office:value-type="float" office:value="139342">
                <text:p>139342</text:p>
                <draw:g>
                  <svg:desc>'n=6'.C4:'n=6'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105100">
                <text:p>105100</text:p>
              </table:table-cell>
              <table:table-cell office:value-type="float" office:value="104712">
                <text:p>104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109060">
                <text:p>109060</text:p>
              </table:table-cell>
              <table:table-cell office:value-type="float" office:value="103502">
                <text:p>1035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90880">
                <text:p>90880</text:p>
              </table:table-cell>
              <table:table-cell office:value-type="float" office:value="90036">
                <text:p>9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84780">
                <text:p>84780</text:p>
              </table:table-cell>
              <table:table-cell office:value-type="float" office:value="95242">
                <text:p>95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100530">
                <text:p>100530</text:p>
              </table:table-cell>
              <table:table-cell office:value-type="float" office:value="83028">
                <text:p>83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97890">
                <text:p>97890</text:p>
              </table:table-cell>
              <table:table-cell office:value-type="float" office:value="90592">
                <text:p>90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93170">
                <text:p>93170</text:p>
              </table:table-cell>
              <table:table-cell office:value-type="float" office:value="89920">
                <text:p>899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94540">
                <text:p>94540</text:p>
              </table:table-cell>
              <table:table-cell office:value-type="float" office:value="94282">
                <text:p>94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98200">
                <text:p>98200</text:p>
              </table:table-cell>
              <table:table-cell office:value-type="float" office:value="98420">
                <text:p>984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123510">
                <text:p>123510</text:p>
              </table:table-cell>
              <table:table-cell office:value-type="float" office:value="123276">
                <text:p>1232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24cm" svg:height="17.263cm" xlink:href=".." xlink:type="simple" chart:class="chart:scatter" chart:style-name="ch1">
        <chart:legend chart:legend-position="end" svg:x="28.961cm" svg:y="8.083cm" style:legend-expansion="high" chart:style-name="ch2"/>
        <chart:plot-area chart:style-name="ch3" table:cell-range-address="'n=7'.A4:'n=7'.B15 'n=7'.D4:'n=7'.D15" svg:x="1.074cm" svg:y="1.515cm" svg:width="26.639cm" svg:height="14.983cm">
          <chartooo:coordinate-region svg:x="2.436cm" svg:y="1.714cm" svg:width="24.852cm" svg:height="14.1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7'.B4:'n=7'.B15" chart:class="chart:scatter">
            <chart:domain table:cell-range-address="'n=7'.A4:'n=7'.A15"/>
            <chart:data-point chart:repeated="12"/>
          </chart:series>
          <chart:series chart:style-name="ch7" chart:values-cell-range-address="'n=7'.D4:'n=7'.D15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7'.A4:'n=7'.A15</svg:desc>
                </draw:g>
              </table:table-cell>
              <table:table-cell office:value-type="float" office:value="147026">
                <text:p>147026</text:p>
                <draw:g>
                  <svg:desc>'n=7'.B4:'n=7'.B15</svg:desc>
                </draw:g>
              </table:table-cell>
              <table:table-cell office:value-type="float" office:value="132386">
                <text:p>132386</text:p>
                <draw:g>
                  <svg:desc>'n=7'.D4:'n=7'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120133">
                <text:p>120133</text:p>
              </table:table-cell>
              <table:table-cell office:value-type="float" office:value="113760">
                <text:p>113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105230">
                <text:p>105230</text:p>
              </table:table-cell>
              <table:table-cell office:value-type="float" office:value="107020">
                <text:p>107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99540">
                <text:p>99540</text:p>
              </table:table-cell>
              <table:table-cell office:value-type="float" office:value="110686">
                <text:p>110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108840">
                <text:p>108840</text:p>
              </table:table-cell>
              <table:table-cell office:value-type="float" office:value="102070">
                <text:p>1020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111673">
                <text:p>111673</text:p>
              </table:table-cell>
              <table:table-cell office:value-type="float" office:value="102583">
                <text:p>102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99153">
                <text:p>99153</text:p>
              </table:table-cell>
              <table:table-cell office:value-type="float" office:value="111173">
                <text:p>111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107310">
                <text:p>107310</text:p>
              </table:table-cell>
              <table:table-cell office:value-type="float" office:value="102123">
                <text:p>102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113866">
                <text:p>113866</text:p>
              </table:table-cell>
              <table:table-cell office:value-type="float" office:value="104270">
                <text:p>104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141310">
                <text:p>141310</text:p>
              </table:table-cell>
              <table:table-cell office:value-type="float" office:value="143443">
                <text:p>143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179786">
                <text:p>179786</text:p>
              </table:table-cell>
              <table:table-cell office:value-type="float" office:value="167270">
                <text:p>1672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">
                <text:p>0.03</text:p>
              </table:table-cell>
              <table:table-cell office:value-type="float" office:value="268243">
                <text:p>268243</text:p>
              </table:table-cell>
              <table:table-cell office:value-type="float" office:value="261590">
                <text:p>2615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07cm" svg:height="19.738cm" xlink:href=".." xlink:type="simple" chart:class="chart:scatter" chart:style-name="ch1">
        <chart:legend chart:legend-position="end" svg:x="28.644cm" svg:y="9.321cm" style:legend-expansion="high" chart:style-name="ch2"/>
        <chart:plot-area chart:style-name="ch3" table:cell-range-address="'n=8'.A4:'n=8'.B13 'n=8'.D4:'n=8'.D13" svg:x="1.068cm" svg:y="1.711cm" svg:width="26.34cm" svg:height="17.213cm">
          <chartooo:coordinate-region svg:x="2.431cm" svg:y="1.91cm" svg:width="24.552cm" svg:height="16.3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8'.B4:'n=8'.B13" chart:class="chart:scatter">
            <chart:domain table:cell-range-address="'n=8'.A4:'n=8'.A13"/>
            <chart:data-point chart:repeated="10"/>
          </chart:series>
          <chart:series chart:style-name="ch7" chart:values-cell-range-address="'n=8'.D4:'n=8'.D13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8'.A4:'n=8'.A13</svg:desc>
                </draw:g>
              </table:table-cell>
              <table:table-cell office:value-type="float" office:value="558695">
                <text:p>558695</text:p>
                <draw:g>
                  <svg:desc>'n=8'.B4:'n=8'.B13</svg:desc>
                </draw:g>
              </table:table-cell>
              <table:table-cell office:value-type="float" office:value="599170">
                <text:p>599170</text:p>
                <draw:g>
                  <svg:desc>'n=8'.D4:'n=8'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429940">
                <text:p>429940</text:p>
              </table:table-cell>
              <table:table-cell office:value-type="float" office:value="397300">
                <text:p>397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449610">
                <text:p>449610</text:p>
              </table:table-cell>
              <table:table-cell office:value-type="float" office:value="415590">
                <text:p>4155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457150">
                <text:p>457150</text:p>
              </table:table-cell>
              <table:table-cell office:value-type="float" office:value="392165">
                <text:p>3921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499725">
                <text:p>499725</text:p>
              </table:table-cell>
              <table:table-cell office:value-type="float" office:value="422130">
                <text:p>422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390920">
                <text:p>390920</text:p>
              </table:table-cell>
              <table:table-cell office:value-type="float" office:value="480920">
                <text:p>4809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484180">
                <text:p>484180</text:p>
              </table:table-cell>
              <table:table-cell office:value-type="float" office:value="458205">
                <text:p>458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515170">
                <text:p>515170</text:p>
              </table:table-cell>
              <table:table-cell office:value-type="float" office:value="548245">
                <text:p>5482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613510">
                <text:p>613510</text:p>
              </table:table-cell>
              <table:table-cell office:value-type="float" office:value="492570">
                <text:p>4925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814160">
                <text:p>814160</text:p>
              </table:table-cell>
              <table:table-cell office:value-type="float" office:value="823305">
                <text:p>8233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27cm" svg:height="20.727cm" xlink:href=".." xlink:type="simple" chart:class="chart:scatter" chart:style-name="ch1">
        <chart:legend chart:legend-position="end" svg:x="29.264cm" svg:y="10.064cm" style:legend-expansion="high" chart:style-name="ch2"/>
        <chart:plot-area chart:style-name="ch3" table:cell-range-address="'n=9'.A4:'n=9'.B12" svg:x="1.08cm" svg:y="1.791cm" svg:width="26.924cm" svg:height="18.102cm">
          <chartooo:coordinate-region svg:x="2.627cm" svg:y="1.99cm" svg:width="24.952cm" svg:height="17.2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=9'.B4:'n=9'.B12" chart:class="chart:scatter">
            <chart:domain table:cell-range-address="'n=9'.A4:'n=9'.A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'n=9'.A4:'n=9'.A12</svg:desc>
                </draw:g>
              </table:table-cell>
              <table:table-cell office:value-type="float" office:value="1136800">
                <text:p>1136800</text:p>
                <draw:g>
                  <svg:desc>'n=9'.B4:'n=9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">
                <text:p>0.008</text:p>
              </table:table-cell>
              <table:table-cell office:value-type="float" office:value="1073530">
                <text:p>10735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1175700">
                <text:p>11757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915000">
                <text:p>91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1039720">
                <text:p>10397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">
                <text:p>0.012</text:p>
              </table:table-cell>
              <table:table-cell office:value-type="float" office:value="1258530">
                <text:p>1258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3">
                <text:p>0.013</text:p>
              </table:table-cell>
              <table:table-cell office:value-type="float" office:value="1170840">
                <text:p>11708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">
                <text:p>0.014</text:p>
              </table:table-cell>
              <table:table-cell office:value-type="float" office:value="1466561">
                <text:p>1466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5">
                <text:p>0.015</text:p>
              </table:table-cell>
              <table:table-cell office:value-type="float" office:value="1511820">
                <text:p>151182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